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591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AGOSTO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7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8-31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AGOSTO 2014" calcext:value-type="string">
            <text:p>PROVISION ANTIGUEDAD PRESTACIONES SOCIALES DIARIA AGOST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8-31','---','-------------------------','PROVISION ANTIGUEDAD PRESTACIONES SOCIALES DIARIA AGOSTO 2014',1,'-','----------','----------',0,0,0,0,'--','SIGESP');" calcext:value-type="string">
            <text:p>INSERT INTO sigesp_cmp VALUES('0001','SCGCMP','0','2014-08-31','---','-------------------------','PROVISION ANTIGUEDAD PRESTACIONES SOCIALES DIARIA AGOST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6:52.299597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7:52.146689701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